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2">
      <style:text-properties fo:font-weight="bold" style:font-weight-asian="bold" style:font-weight-complex="bold"/>
    </style:style>
    <style:style style:name="P3" style:family="paragraph" style:parent-style-name="Text_20_body" style:list-style-name="L4">
      <style:text-properties fo:font-weight="bold" style:font-weight-asian="bold" style:font-weight-complex="bold"/>
    </style:style>
    <style:style style:name="P4" style:family="paragraph" style:parent-style-name="Text_20_body" style:list-style-name="L5">
      <style:text-properties fo:font-weight="bold" style:font-weight-asian="bold" style:font-weight-complex="bold"/>
    </style:style>
    <style:style style:name="P5" style:family="paragraph" style:parent-style-name="Text_20_body" style:list-style-name="L6">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Text_20_body" style:list-style-name="L3">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stausraportti</text:p>
      <text:p text:style-name="Text_20_body">Ohjelmaa on ajettu uudelleen ja uudelleen testaustarkoituksessa, ohjelman kehityksen ohessa. Pelaajan interaktio pelin kanssa on loppujen lopuksi hyvin yksinkertaista, eikä pelaaja juuri pääse pelin sisäisiin mekaniikkoihin vaikuttamaan muutoin kuin tiedostoja roplaamalla. Tällaisella toiminnalla pelin voi siis helpostikin saada rikki, muuten se vaikuttaisi hyvinkin vakaatoimiselta! Tähän mennessä testattuja asioita ovat seuraavat:</text:p>
      <text:p text:style-name="P1">Päävalikon ja ylävalikon toiminta:</text:p>
      <text:list xml:id="list22691325" text:style-name="L1">
        <text:list-item>
          <text:p text:style-name="P7">Uusi peli toimii sekä alkuvalikosta että ylävalikosta. Sitä on pelaajan vaikea rikkoa! Testattu erittäin monella klikkauksella.</text:p>
        </text:list-item>
        <text:list-item>
          <text:p text:style-name="P7">Poistuminen toimii molemmista moitteettomasti. Testattu moneen kertaan.</text:p>
        </text:list-item>
        <text:list-item>
          <text:p text:style-name="P7">Pelin lataaminen toimii jos tallennukseen liittyviä tiedostoja ei ole sorkittu. Mikäli joitain tärkeitä tiedostoja ei onnistuta avaamaan, antaa peli virheilmoituksen ja pelitilanne pysyy ennallaan. Tiedostojen sisällön roplaaminen kuitenkin saattaa peliä ladattaessa kaataa pelin ilman ennakkovaroitusta (tämä on kyllä sitten ns. ”pelaajan oma moka”). Testattu mm. poistamalla joitain tiedostoja ja kokonaan tyhjällä kansiolla. Testatusti myös jotkin virheet, kuten ylimääräiset rivit karttatiedostojen lopussa, eivät haittaa pelin toimintaa.</text:p>
        </text:list-item>
        <text:list-item>
          <text:p text:style-name="P7">Pelin tallentaminen toimii kaikenlaisilla nimillä. Jos tallennuksen nimessä käyttää epäkelpoja merkkejä, muutetaan ne automaattisesti alaviivoiksi Testattu mm. nimeä #”#%”&amp;Ä*^Å*ÄZ#||</text:p>
        </text:list-item>
      </text:list>
      <text:p text:style-name="P6"/>
      <text:p text:style-name="P1">Pelaajahahmon luominen:</text:p>
      <text:list xml:id="list22731423" text:style-name="L2">
        <text:list-item>
          <text:p text:style-name="P2"><text:span text:style-name="T1">Pelaajan nimi voi olla mitä merkkejä tahansa, ja kuinka pitkä tahansa. Pelin toiminta ei tästä häiriinny. Tunnettu bugi: liian pitkällä nimellä pelaaja ei kuollessaan välttämättä näe keräämiään lopullisia pisteitä, koska ne häviävät ruudun ulkopuolelle. Testattu erilaisia nimiä kuten ¤#”¤&amp;&amp;”=¤ <text:s text:c="3"/>!&amp;=#ÄÄEWLP Z|||, ja <text:s text:c="20"/><text:tab/>aapeli<text:tab/> <text:s text:c="2"/><text:tab/></text:span></text:p>
        </text:list-item>
        <text:list-item>
          <text:p text:style-name="P2"><text:span text:style-name="T1">Mikäli nimeä ei anneta, arvotaan pelaajalle automaattisesti nimi. Samoin käy, jos pelaaja antaa nimekseen pelkkää ”white spacea”. Ylimääräinen tyhjä myös trimmataan nimen alusta ja lopusta. Testattu antamalla tyhjä nimi!</text:span></text:p>
        </text:list-item>
        <text:list-item>
          <text:p text:style-name="P2"><text:span text:style-name="T1">Muita valittavia ominaisuuksia (kuva ja luokka) pelaajan ei pitäisi voida rikkoa. Molemmissa on tarjolla vain kelvollisia vaihtoehtoja.</text:span></text:p>
        </text:list-item>
      </text:list>
      <text:p text:style-name="P1"><text:span text:style-name="T1"/></text:p>
      <text:p text:style-name="P1">Pelaajan kotipesän toiminnot:</text:p>
      <text:list xml:id="list23202837" text:style-name="L3">
        <text:list-item>
          <text:p text:style-name="P8">Kauppa toimii kuten pitääkin, mihin pelaaja ei juuri voi vaikuttaa. Pelaaja ei voi ostaa tavaroita joihin hänellä ei ole varaa, joten varat eivät pelaajalla voi koskaan mennä miinuksen puolelle. Testattu ostamalla kalliita tavaroita, ja kaikkia tavaroita varojen ollessa 0.</text:p>
        </text:list-item>
        <text:list-item>
          <text:p text:style-name="P8">Osto-napin painaminen ilman että tavaraa on valittuna tuottaa kehotuksen valita tavara, eikä mitään muuta tapahdu. Kokeiltu on!</text:p>
        </text:list-item>
        <text:list-item>
          <text:p text:style-name="P8">Tunnettu bugi: jos kauppaan myy tavaraa niin paljon, että kaikki eivät mahdu näkyville annettuun tilaan, ne menevät ”piiloon” eikä niitä voi ostaa ennen kuin tarpeeksi monta ylempänä olevaa tavaraa on ostettu.</text:p>
        </text:list-item>
        <text:list-item>
          <text:p text:style-name="P8">Luolastot joihin pelaaja voi syöksyä luetaan suoraan kartat-kansiosta. Ominaisuus on siis rikottavissa luomalla virheellinen karttatiedosto. Karttatiedostojen tiedostopäätteellä ei <text:soft-page-break/>todellisuudessa ole mitään merkitystä.</text:p>
        </text:list-item>
      </text:list>
      <text:p text:style-name="P6"/>
      <text:p text:style-name="P1">Pelaajan inventaarion käyttö:</text:p>
      <text:list xml:id="list23532510" text:style-name="L4">
        <text:list-item>
          <text:p text:style-name="P3"><text:span text:style-name="T1">Kaikkia tavaroita voi käyttää missä tahansa. Jos käyttää kartalla käytettäväksi tarkoitettua tavaraa kotona, se ei tee mitään. Jos tavara oli kertakäyttöinen, se menee tällöin hukkaan. Testattu käyttämällä tavaroita siellä sun täällä. Jopa ”kotiportaali” toimii kotonakin!</text:span></text:p>
        </text:list-item>
        <text:list-item>
          <text:p text:style-name="P3"><text:span text:style-name="T1">Mikäli pelaaja painaa ”käytä esine” tai ”myy esine” -nappeja kun mitään esinettä ei ole valittuna, peli antaa virheilmoituksen ja mitään ei tapahdu. Testattu monesti tekemällä juuri sitä.</text:span></text:p>
        </text:list-item>
        <text:list-item>
          <text:p text:style-name="P3"><text:span text:style-name="T1">Tunnettu bugi: sama kuin kaupassa. Liiallinen tavaroiden kerääminen johtaa osan ”hukkumiseen” listan alareunan alle.</text:span></text:p>
        </text:list-item>
      </text:list>
      <text:p text:style-name="P1"/>
      <text:p text:style-name="P1">Kartalla liikkuminen ja tavaroiden poiminta:</text:p>
      <text:list xml:id="list23663023" text:style-name="L6">
        <text:list-item>
          <text:p text:style-name="P5"><text:span text:style-name="T1">Pelaaja ei voi liikkua kartalla seinien sisälle. Testattu juoksentelemalla ympäri seiniä kartan joka laidalla.</text:span></text:p>
        </text:list-item>
        <text:list-item>
          <text:p text:style-name="P5"><text:span text:style-name="T1">Pelaajan liikkuessa ulos kartan reunalta, missä tahansa ilmansuunnassa, hän palautuu kotiin. Testattu juoksemalla yli laidan lukuisia kertoja.</text:span></text:p>
        </text:list-item>
        <text:list-item>
          <text:p text:style-name="P5"><text:span text:style-name="T1">Tavaroiden poimiminen tyhjästä ruudusta tuottaa yksinkertaisesti ilmoituksen virheellisestä toiminnasta. Mitään ei tapahdu, mikään ei hajoa. Testattu monessa eri tyhjässä ruudussa.</text:span></text:p>
        </text:list-item>
      </text:list>
      <text:p text:style-name="P1">Monsterien reitinhaku:</text:p>
      <text:list xml:id="list23637699" text:style-name="L5">
        <text:list-item>
          <text:p text:style-name="P4"><text:span text:style-name="T1">Monsterit seuraavat aina pelaajaa, lyhintä reittiä. Jos reittejä on kaksi, niistä valikoituu satunnainen. Jos reittiä pelaajan luokse ei ole tai reitinhaku jostain syystä epäonnistuu, arvotaan monsterille satunnainen suunta johon se yrittää liikkua. Testattu luomalla karttoja, joissa monsterit eivät voi päästä pelaajan luokse, tai voivat valita monesta eri reittivaihtoehdos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2-12-05T02:38:30.46</meta:creation-date>
    <dc:date>2012-12-05T03:57:52.32</dc:date>
    <dc:creator>Mikko Merioksa</dc:creator>
    <meta:editing-duration>PT01H04M11S</meta:editing-duration>
    <meta:editing-cycles>2</meta:editing-cycles>
    <meta:generator>OpenOffice.org/3.1$Win32 OpenOffice.org_project/310m11$Build-9399$CWS-l10nrel31</meta:generator>
    <meta:document-statistic meta:table-count="0" meta:image-count="0" meta:object-count="0" meta:page-count="2" meta:paragraph-count="26" meta:word-count="569" meta:character-count="4490"/>
  </office:meta>
</office:document-meta>
</file>